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1cfcf0"/>
    </style:style>
    <style:style style:name="P3" style:family="paragraph" style:parent-style-name="Text_20_body" style:list-style-name="L98"/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12">
      <style:paragraph-properties fo:margin-top="0cm" fo:margin-bottom="0cm" loext:contextual-spacing="false"/>
    </style:style>
    <style:style style:name="P6" style:family="paragraph" style:parent-style-name="Text_20_body" style:list-style-name="L22">
      <style:paragraph-properties fo:margin-top="0cm" fo:margin-bottom="0cm" loext:contextual-spacing="false"/>
    </style:style>
    <style:style style:name="P7" style:family="paragraph" style:parent-style-name="Text_20_body" style:list-style-name="L32">
      <style:paragraph-properties fo:margin-top="0cm" fo:margin-bottom="0cm" loext:contextual-spacing="false"/>
    </style:style>
    <style:style style:name="P8" style:family="paragraph" style:parent-style-name="Text_20_body" style:list-style-name="L42">
      <style:paragraph-properties fo:margin-top="0cm" fo:margin-bottom="0cm" loext:contextual-spacing="false"/>
    </style:style>
    <style:style style:name="P9" style:family="paragraph" style:parent-style-name="Text_20_body" style:list-style-name="L52">
      <style:paragraph-properties fo:margin-top="0cm" fo:margin-bottom="0cm" loext:contextual-spacing="false"/>
    </style:style>
    <style:style style:name="P10" style:family="paragraph" style:parent-style-name="Text_20_body" style:list-style-name="L62">
      <style:paragraph-properties fo:margin-top="0cm" fo:margin-bottom="0cm" loext:contextual-spacing="false"/>
    </style:style>
    <style:style style:name="P11" style:family="paragraph" style:parent-style-name="Text_20_body" style:list-style-name="L72">
      <style:paragraph-properties fo:margin-top="0cm" fo:margin-bottom="0cm" loext:contextual-spacing="false"/>
    </style:style>
    <style:style style:name="P12" style:family="paragraph" style:parent-style-name="Text_20_body" style:list-style-name="L82">
      <style:paragraph-properties fo:margin-top="0cm" fo:margin-bottom="0cm" loext:contextual-spacing="false"/>
    </style:style>
    <style:style style:name="P13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1cfcf0"/>
    </style:style>
    <style:style style:name="T2" style:family="text">
      <style:text-properties fo:font-weight="bold" officeooo:rsid="001cfcf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65"/></text:span><text:span text:style-name="T2"><text:s text:c="2"/>Paper 18 <text:s text:c="53"/>K. AHMADI</text:span></text:p>
      <text:p text:style-name="P1"><text:span text:style-name="T1">1- </text:span>Far ------------------- many lives have been lost on both sides as a result of violence and terrorist action.</text:p>
      <text:list xml:id="list3543226410" text:style-name="L2">
        <text:list-header>
          <text:p text:style-name="P4"><text:bookmark text:name="Q_0_01"/><text:span text:style-name="T1">a-</text:span>  much <text:s text:c="4"/><text:span text:style-name="T1">b-</text:span> highly <text:s text:c="5"/><text:span text:style-name="T1">c-</text:span> too <text:s text:c="6"/><text:span text:style-name="T1">d-</text:span> mostly</text:p>
          <text:p text:style-name="P4"/>
        </text:list-header>
      </text:list>
      <text:p text:style-name="Text_20_body"><text:bookmark text:name="Q_1"/><text:span text:style-name="T1">2- </text:span>Lakshmi added that she can now resolve her problems by ----------------- and also help others to do the same.</text:p>
      <text:list xml:id="list3013359046" text:style-name="L12">
        <text:list-header>
          <text:p text:style-name="P5"><text:bookmark text:name="Q_1_01"/><text:span text:style-name="T1">a-</text:span>  her<text:bookmark text:name="Q_1_1"/> <text:s text:c="5"/><text:span text:style-name="T1">b-</text:span>  she<text:bookmark text:name="Q_1_2"/> <text:s text:c="5"/><text:span text:style-name="T1">c-</text:span>  her<text:bookmark text:name="Q_11"/><text:bookmark text:name="Q_1_3"/>s  <text:s text:c="6"/><text:span text:style-name="T1">d-</text:span> herself</text:p>
          <text:p text:style-name="P5"/>
        </text:list-header>
      </text:list>
      <text:p text:style-name="Text_20_body"><text:bookmark text:name="Q_2"/><text:span text:style-name="T1">3- </text:span>This project is a means by which we aim to do our job better than our ----------------------. </text:p>
      <text:list xml:id="list953977788" text:style-name="L22">
        <text:list-header>
          <text:p text:style-name="P6"><text:span text:style-name="T1">a-</text:span> compete <text:s text:c="6"/><text:span text:style-name="T1">b-</text:span> competitors <text:s text:c="6"/><text:span text:style-name="T1">c-</text:span> competition<text:bookmark text:name="Q_21"/><text:bookmark text:name="Q_2_3"/> <text:s text:c="5"/><text:span text:style-name="T1">d- </text:span>competing</text:p>
          <text:p text:style-name="P6"/>
        </text:list-header>
      </text:list>
      <text:p text:style-name="Text_20_body"><text:bookmark text:name="Q_3"/><text:span text:style-name="T1">4- </text:span>New insights --------------- gained over the last ten years about the essential role of energy resilience for the prosperous development of society.</text:p>
      <text:list xml:id="list4044600988" text:style-name="L32">
        <text:list-header>
          <text:p text:style-name="P7"><text:bookmark text:name="Q_3_01"/><text:span text:style-name="T1">a-</text:span>  are <text:s text:c="6"/><text:span text:style-name="T1">b-</text:span> have <text:s text:c="5"/><text:span text:style-name="T1">c-</text:span> have been <text:s text:c="5"/><text:span text:style-name="T1">d-</text:span> could be</text:p>
          <text:p text:style-name="P7"/>
        </text:list-header>
      </text:list>
      <text:p text:style-name="Text_20_body"><text:bookmark text:name="Q_4"/><text:span text:style-name="T1">5- </text:span>the Committee has ------------------- reviewed the resulting reports and provided comments and feedback in this regard to numerous stakeholders.</text:p>
      <text:list xml:id="list2128849162" text:style-name="L42">
        <text:list-header>
          <text:p text:style-name="P8"><text:span text:style-name="T1">a-</text:span> care<text:bookmark text:name="Q_4_1"/> <text:s text:c="5"/><text:span text:style-name="T1">b-</text:span>  carefully<text:bookmark text:name="Q_4_2"/> <text:s text:c="4"/><text:span text:style-name="T1">c-</text:span>  cared <text:s text:c="4"/><text:span text:style-name="T1">d-</text:span> caring</text:p>
          <text:p text:style-name="P8"/>
        </text:list-header>
      </text:list>
      <text:p text:style-name="Text_20_body"><text:bookmark text:name="Q_5"/><text:span text:style-name="T1">6- </text:span>Because of their ----------------- and the wonderful way they treated me, I could not but feel at home with them, and I felt lucky to be part of a worldwide "family.</text:p>
      <text:list xml:id="list1942478748" text:style-name="L52">
        <text:list-header>
          <text:p text:style-name="P9"><text:bookmark text:name="Q_5_01"/><text:span text:style-name="T1">a- </text:span>kind <text:s text:c="5"/><text:span text:style-name="T1">b-</text:span> kindness <text:s text:c="5"/><text:span text:style-name="T1">c-</text:span> kindly <text:s text:c="5"/><text:span text:style-name="T1">d-</text:span> kindest</text:p>
          <text:p text:style-name="P9"/>
        </text:list-header>
      </text:list>
      <text:p text:style-name="Text_20_body"><text:bookmark text:name="Q_6"/><text:span text:style-name="T1">7- </text:span>The list only refers to publications --------- between December 2015 and February 2016.</text:p>
      <text:list xml:id="list1328514094" text:style-name="L62">
        <text:list-header>
          <text:p text:style-name="P10"><text:bookmark text:name="Q_6_01"/><text:span text:style-name="T1">a-</text:span>  published<text:bookmark text:name="Q_6_1"/> <text:s text:c="5"/><text:span text:style-name="T1">b-</text:span>  managed<text:bookmark text:name="Q_6_2"/> <text:s text:c="5"/><text:span text:style-name="T1">c-</text:span>  released<text:bookmark text:name="Q_61"/><text:bookmark text:name="Q_6_3"/> <text:s text:c="5"/><text:span text:style-name="T1">d-</text:span>  written</text:p>
          <text:p text:style-name="P10"/>
        </text:list-header>
      </text:list>
      <text:p text:style-name="Text_20_body"><text:bookmark text:name="Q_7"/><text:span text:style-name="T1">8- </text:span>This fascinating museum is ------------------- the most interesting of its type.</text:p>
      <text:list xml:id="list138525012" text:style-name="L72">
        <text:list-header>
          <text:p text:style-name="P11"><text:bookmark text:name="Q_7_01"/><text:span text:style-name="T1">a-</text:span>  among<text:bookmark text:name="Q_7_1"/> <text:s text:c="5"/><text:span text:style-name="T1">b-</text:span>  along<text:bookmark text:name="Q_7_2"/> <text:s text:c="5"/><text:span text:style-name="T1">c-</text:span>  between<text:bookmark text:name="Q_71"/><text:bookmark text:name="Q_7_3"/> <text:s text:c="5"/><text:span text:style-name="T1">d-</text:span>  of</text:p>
          <text:p text:style-name="P11"/>
        </text:list-header>
      </text:list>
      <text:p text:style-name="Text_20_body"><text:bookmark text:name="Q_8"/><text:span text:style-name="T1">9- </text:span>The ----------------- of their communications depends on maintaining solid relationships.</text:p>
      <text:list xml:id="list1632445699" text:style-name="L82">
        <text:list-header>
          <text:p text:style-name="P12"><text:bookmark text:name="Q_8_01"/><text:span text:style-name="T1">a- </text:span>profitable <text:s text:c="5"/><text:span text:style-name="T1">b-</text:span> process <text:s text:c="5"/><text:span text:style-name="T1">c-</text:span> happiness <text:s text:c="5"/><text:span text:style-name="T1">d-</text:span> effectiveness</text:p>
          <text:p text:style-name="P12"/>
        </text:list-header>
      </text:list>
      <text:p text:style-name="Text_20_body"><text:bookmark text:name="Q_9"/><text:span text:style-name="T1">10- </text:span>Mr Jackson, who was due to leave today, ------------------ his departure till next month to deal with the the contamination scandal.</text:p>
      <text:list xml:id="list4012272033" text:style-name="L92">
        <text:list-header>
          <text:p text:style-name="P13"><text:span text:style-name="T1">a-</text:span> postulated <text:s text:c="6"/><text:span text:style-name="T1">b-</text:span> posterior <text:s text:c="6"/><text:span text:style-name="T1">c-</text:span> postmarked<text:bookmark text:name="Q_9_3"/><text:bookmark text:name="Q_91"/><text:bookmark text:name="Questions"/> <text:s text:c="8"/><text:span text:style-name="T1">d- </text:span>postponed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2:06:51.834000000</meta:creation-date>
    <dc:date>2017-11-02T12:14:56.341000000</dc:date>
    <meta:editing-duration>PT8M4S</meta:editing-duration>
    <meta:editing-cycles>1</meta:editing-cycles>
    <meta:document-statistic meta:table-count="0" meta:image-count="0" meta:object-count="0" meta:page-count="1" meta:paragraph-count="30" meta:word-count="297" meta:character-count="1942" meta:non-whitespace-character-count="1392"/>
    <meta:generator>LibreOffice/5.3.5.2$Windows_x86 LibreOffice_project/50d9bf2b0a79cdb85a3814b592608037a682059d</meta:generator>
  </office:meta>
</office:document-meta>
</file>